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8 - mens. 07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25" calcext:value-type="date">
            <text:p>25/07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92 - mens. 08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25" calcext:value-type="date">
            <text:p>25/08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306 - mens. 09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26" calcext:value-type="date">
            <text:p>26/09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NF 13320 - mens. 10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27" calcext:value-type="date">
            <text:p>27/10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NF 13334 - mens. 11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1-25" calcext:value-type="date">
            <text:p>25/11/2025</text:p>
          </table:table-cell>
          <table:table-cell table:style-name="ce72"/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NF 13348 - mens. 12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24" calcext:value-type="date">
            <text:p>24/12/2025</text:p>
          </table:table-cell>
          <table:table-cell table:style-name="ce72"/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7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42:22.909237624">00:00:00</text:time></text:span><text:span text:style-name="MT2"><text:time style:data-style-name="N2" text:time-value="15:42:22.909261342">00:00:00</text:time></text:span></text:p>
        </style:region-center>
        <style:region-right>
          <text:p><text:span text:style-name="MT3">Lionsoft</text:span></text:p>
          <text:p><text:span text:style-name="MT2">Felipe - Tel.: 3241-6060 / 99701-3655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ionsoft</text:span></text:p>
          <text:p><text:span text:style-name="MT4">jessica@lionsoft.com.br - 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42:22.9132910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1-05T15:59:16.638030864</dc:date>
    <dc:language>pt-PT</dc:language>
    <meta:editing-cycles>679</meta:editing-cycles>
    <meta:editing-duration>P1DT11H29M9S</meta:editing-duration>
    <meta:print-date>2022-07-01T10:31:27.249000000</meta:print-date>
    <meta:document-statistic meta:table-count="1" meta:cell-count="56" meta:object-count="0"/>
    <meta:user-defined meta:name="Info 0"/>
    <meta:user-defined meta:name="Info 1"/>
    <meta:user-defined meta:name="Info 2"/>
    <meta:user-defined meta:name="Info 3"/>
  </office:meta>
</office:document-meta>
</file>